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Das</mi>
            <mi mathvariant="italic">Arithemtische</mi>
            <mi mathvariant="italic">Mittel</mi>
          </mrow>
        </mtd>
      </mtr>
      <mtr>
        <mtd>
          <mrow/>
        </mtd>
      </mtr>
      <mtr>
        <mtd>
          <mrow>
            <mi mathvariant="italic">Betrachten</mi>
            <mi mathvariant="italic">wir</mi>
            <mi mathvariant="italic">das</mi>
            <mi mathvariant="italic">Tupel</mi>
          </mrow>
        </mtd>
      </mtr>
      <mtr>
        <mtd>
          <mrow>
            <mi>M</mi>
            <mo stretchy="false">=</mo>
            <mrow>
              <mo fence="true" form="prefix" stretchy="false">(</mo>
              <mrow>
                <mrow>
                  <mi>x</mi>
                  <mi>,</mi>
                  <mi>,</mi>
                  <mn>...</mn>
                  <mi>,</mi>
                  <msub>
                    <mi>x</mi>
                    <mi>m</mi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Dann</mi>
            <mi mathvariant="italic">ist</mi>
            <mrow>
              <mover accent="true">
                <mi>x</mi>
                <mo stretchy="false">¯</mo>
              </mover>
              <mo stretchy="false">=</mo>
              <mfrac>
                <mi>I</mi>
                <mi>M</mi>
              </mfrac>
            </mrow>
            <mrow>
              <mo fence="true" form="prefix" stretchy="false">(</mo>
              <mrow>
                <mrow>
                  <mi>x</mi>
                  <mrow>
                    <mi>,</mi>
                    <mo stretchy="false">+</mo>
                    <mn>...</mn>
                    <mo stretchy="false">+</mo>
                    <msub>
                      <mi>x</mi>
                      <mi>M</mi>
                    </msub>
                  </mrow>
                </mrow>
              </mrow>
              <mo fence="true" form="postfix" stretchy="false">)</mo>
            </mrow>
          </mrow>
        </mtd>
      </mtr>
    </mtable>
    <annotation encoding="StarMath 5.0">Das Arithemtische Mittel newline
newline
Betrachten wir das Tupel 
newLine
M = ( x, ,..., x_m)
newline
newLine
Dann ist bar x = frac {I} {M} ( x,+...+ x_M )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2:07:47.856000000</meta:creation-date>
    <dc:date>2023-10-11T09:50:16.890000000</dc:date>
    <meta:editing-duration>PT21H42M30S</meta:editing-duration>
    <meta:editing-cycles>2</meta:editing-cycles>
    <meta:generator>LibreOffice/7.5.2.2$Windows_X86_64 LibreOffice_project/53bb9681a964705cf672590721dbc85eb4d0c3a2</meta:generator>
  </office:meta>
</office:document-meta>
</file>